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top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start" fo:text-indent="0cm"/>
      <style:text-properties fo:font-size="10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8pt" style:font-size-asian="8pt" style:font-size-complex="8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text-style-name="P1" draw:layer="layout" svg:x1="2.5cm" svg:y1="20cm" svg:x2="2.5cm" svg:y2="14cm">
          <text:p/>
        </draw:line>
        <draw:line draw:style-name="gr1" draw:text-style-name="P1" draw:layer="layout" svg:x1="2.5cm" svg:y1="20cm" svg:x2="2cm" svg:y2="20cm">
          <text:p/>
        </draw:line>
        <draw:line draw:style-name="gr1" draw:text-style-name="P1" draw:layer="layout" svg:x1="2.5cm" svg:y1="17cm" svg:x2="2cm" svg:y2="17cm">
          <text:p/>
        </draw:line>
        <draw:line draw:style-name="gr1" draw:text-style-name="P1" draw:layer="layout" svg:x1="2.5cm" svg:y1="14.5cm" svg:x2="2cm" svg:y2="14.5cm">
          <text:p/>
        </draw:line>
        <draw:custom-shape draw:style-name="gr2" draw:text-style-name="P3" draw:id="id1" draw:layer="layout" svg:width="1.904cm" svg:height="1.27cm" svg:x="4.04cm" svg:y="15cm">
          <text:p text:style-name="P2"><text:span text:style-name="T1">bond</text:span></text:p>
          <text:p text:style-name="P2"><text:span text:style-name="T2">price, dv0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cm" svg:y1="18.5cm" svg:x2="4.992cm" svg:y2="16.27cm" draw:end-shape="id1" draw:end-glue-point="2" svg:d="m5000 18500-8-2230">
          <text:p/>
        </draw:connector>
        <draw:line draw:style-name="gr1" draw:text-style-name="P1" draw:layer="layout" svg:x1="2.5cm" svg:y1="20cm" svg:x2="2.5cm" svg:y2="12.5cm">
          <text:p/>
        </draw:line>
        <draw:line draw:style-name="gr1" draw:text-style-name="P1" draw:layer="layout" svg:x1="2.5cm" svg:y1="20cm" svg:x2="2cm" svg:y2="20cm">
          <text:p/>
        </draw:line>
        <draw:line draw:style-name="gr1" draw:text-style-name="P1" draw:layer="layout" svg:x1="2.5cm" svg:y1="12.5cm" svg:x2="2cm" svg:y2="12.5cm">
          <text:p/>
        </draw:line>
        <draw:frame draw:style-name="gr4" draw:text-style-name="P5" draw:layer="layout" svg:width="0.913cm" svg:height="0.692cm" svg:x="1.587cm" svg:y="13.308cm">
          <draw:text-box>
            <text:p text:style-name="P4"><text:span text:style-name="T2">T3</text:span></text:p>
          </draw:text-box>
        </draw:frame>
        <draw:frame draw:style-name="gr4" draw:text-style-name="P5" draw:layer="layout" svg:width="0.913cm" svg:height="0.692cm" svg:x="1.5cm" svg:y="15.5cm">
          <draw:text-box>
            <text:p text:style-name="P4"><text:span text:style-name="T2">T2</text:span></text:p>
          </draw:text-box>
        </draw:frame>
        <draw:frame draw:style-name="gr4" draw:text-style-name="P5" draw:layer="layout" svg:width="0.913cm" svg:height="0.692cm" svg:x="1.5cm" svg:y="18.308cm">
          <draw:text-box>
            <text:p text:style-name="P4"><text:span text:style-name="T2">T1</text:span></text:p>
          </draw:text-box>
        </draw:frame>
        <draw:custom-shape draw:style-name="gr2" draw:text-style-name="P3" draw:id="id3" draw:layer="layout" svg:width="1.904cm" svg:height="1.27cm" svg:x="4.04cm" svg:y="15cm">
          <text:p text:style-name="P2"><text:span text:style-name="T1">neuron</text:span></text:p>
          <text:p text:style-name="P2"><text:span text:style-name="T2">corr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2cm" svg:height="1.27cm" svg:x="4cm" svg:y="12.73cm">
          <text:p text:style-name="P2"><text:span text:style-name="T1">monitor</text:span></text:p>
          <text:p text:style-name="P2"><text:span text:style-name="T2">converg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4cm" svg:height="2.27cm" svg:x="3cm" svg:y="17.5cm">
          <text:p text:style-name="P2"><text:span text:style-name="T1">input</text:span></text:p>
          <text:p text:style-name="P6"><text:span text:style-name="T2">image_number,</text:span></text:p>
          <text:p text:style-name="P6"><text:span text:style-name="T2">font_number,</text:span></text:p>
          <text:p text:style-name="P6"><text:span text:style-name="T2">fonts[NUM_FONTS]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cm" svg:y1="17.5cm" svg:x2="4.992cm" svg:y2="16.27cm" draw:start-shape="id2" draw:start-glue-point="0" draw:end-shape="id3" draw:end-glue-point="2" svg:d="m5000 17500-8-1230">
          <text:p/>
        </draw:connector>
        <draw:connector draw:style-name="gr3" draw:text-style-name="P1" draw:layer="layout" draw:type="line" svg:x1="4.992cm" svg:y1="15cm" svg:x2="5cm" svg:y2="14cm" draw:start-shape="id3" draw:start-glue-point="0" draw:end-shape="id4" draw:end-glue-point="2" svg:d="m4992 15000 8-1000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6" draw:text-style-name="P1" draw:layer="layout" svg:x1="2.5cm" svg:y1="12.25cm" svg:x2="2.5cm" svg:y2="19cm">
          <text:p/>
        </draw:line>
        <draw:line draw:style-name="gr6" draw:text-style-name="P1" draw:layer="layout" svg:x1="2cm" svg:y1="19cm" svg:x2="2.5cm" svg:y2="19cm">
          <text:p/>
        </draw:line>
        <draw:line draw:style-name="gr6" draw:text-style-name="P1" draw:layer="layout" svg:x1="2cm" svg:y1="14.5cm" svg:x2="2.5cm" svg:y2="14.5cm">
          <text:p/>
        </draw:line>
        <draw:line draw:style-name="gr6" draw:text-style-name="P1" draw:layer="layout" svg:x1="2cm" svg:y1="16.75cm" svg:x2="2.5cm" svg:y2="16.75cm">
          <text:p/>
        </draw:line>
        <draw:custom-shape draw:style-name="gr7" draw:text-style-name="P3" draw:layer="layout" svg:width="1.75cm" svg:height="1.25cm" svg:x="14.5cm" svg:y="17.25cm">
          <text:p text:style-name="P8"><text:span text:style-name="T2">f</text:span></text:p>
          <text:p text:style-name="P8"><text:span text:style-name="T2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layer="layout" svg:width="1.75cm" svg:height="1.25cm" svg:x="14.5cm" svg:y="12.75cm">
          <text:p text:style-name="P8"><text:span text:style-name="T2">d2f</text:span></text:p>
          <text:p text:style-name="P8"><text:span text:style-name="T2">1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5" draw:layer="layout" svg:width="1.75cm" svg:height="1.25cm" svg:x="14.5cm" svg:y="17.25cm">
          <text:p text:style-name="P8"><text:span text:style-name="T2">input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11" draw:layer="layout" svg:width="1.75cm" svg:height="1.25cm" svg:x="14.5cm" svg:y="12.75cm">
          <text:p text:style-name="P8"><text:span text:style-name="T2">monitor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8" draw:layer="layout" svg:width="2.25cm" svg:height="1.25cm" svg:x="8cm" svg:y="15cm">
          <text:p text:style-name="P8"><text:span text:style-name="T2">neuron_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2cm" svg:y1="12.25cm" svg:x2="2.5cm" svg:y2="12.25cm">
          <text:p/>
        </draw:line>
        <draw:frame draw:style-name="gr4" draw:text-style-name="P10" draw:layer="layout" svg:width="0.832cm" svg:height="0.607cm" svg:x="1.5cm" svg:y="17.5cm">
          <draw:text-box>
            <text:p text:style-name="P9"><text:span text:style-name="T3">T1</text:span></text:p>
          </draw:text-box>
        </draw:frame>
        <draw:frame draw:style-name="gr4" draw:text-style-name="P10" draw:layer="layout" svg:width="0.832cm" svg:height="0.607cm" svg:x="1.5cm" svg:y="17.501cm">
          <draw:text-box>
            <text:p text:style-name="P9"><text:span text:style-name="T3">T1</text:span></text:p>
          </draw:text-box>
        </draw:frame>
        <draw:frame draw:style-name="gr4" draw:text-style-name="P10" draw:layer="layout" svg:width="0.832cm" svg:height="0.607cm" svg:x="1.5cm" svg:y="13cm">
          <draw:text-box>
            <text:p text:style-name="P9"><text:span text:style-name="T3">T3</text:span></text:p>
          </draw:text-box>
        </draw:frame>
        <draw:frame draw:style-name="gr4" draw:text-style-name="P10" draw:layer="layout" svg:width="0.832cm" svg:height="0.607cm" svg:x="1.5cm" svg:y="15.321cm">
          <draw:text-box>
            <text:p text:style-name="P9"><text:span text:style-name="T3">T2</text:span></text:p>
          </draw:text-box>
        </draw:frame>
        <draw:custom-shape draw:style-name="gr7" draw:text-style-name="P3" draw:id="id9" draw:layer="layout" svg:width="2.25cm" svg:height="1.25cm" svg:x="10.5cm" svg:y="15cm">
          <text:p text:style-name="P8"><text:span text:style-name="T2">neuron_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7" draw:layer="layout" svg:width="2.25cm" svg:height="1.25cm" svg:x="5.496cm" svg:y="15cm">
          <text:p text:style-name="P8"><text:span text:style-name="T2">neuron_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6" draw:layer="layout" svg:width="2.25cm" svg:height="1.25cm" svg:x="3cm" svg:y="15cm">
          <text:p text:style-name="P8"><text:span text:style-name="T2">neuron_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10" draw:layer="layout" svg:width="2.25cm" svg:height="1.25cm" svg:x="12.91cm" svg:y="15.042cm">
          <text:p text:style-name="P8"><text:span text:style-name="T2">neuron_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14" draw:layer="layout" svg:width="2.25cm" svg:height="1.25cm" svg:x="20.5cm" svg:y="15cm">
          <text:p text:style-name="P8"><text:span text:style-name="T2">neuron_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15" draw:layer="layout" svg:width="2.25cm" svg:height="1.25cm" svg:x="23cm" svg:y="15cm">
          <text:p text:style-name="P8"><text:span text:style-name="T2">neuron_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13" draw:layer="layout" svg:width="2.25cm" svg:height="1.25cm" svg:x="17.996cm" svg:y="15cm">
          <text:p text:style-name="P8"><text:span text:style-name="T2">neuron_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12" draw:layer="layout" svg:width="2.25cm" svg:height="1.25cm" svg:x="15.5cm" svg:y="15cm">
          <text:p text:style-name="P8"><text:span text:style-name="T2">neuron_5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3" draw:id="id16" draw:layer="layout" svg:width="2.25cm" svg:height="1.25cm" svg:x="25.5cm" svg:y="15cm">
          <text:p text:style-name="P8"><text:span text:style-name="T2">neuron_9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1" draw:layer="layout" draw:type="line" svg:x1="15.374cm" svg:y1="17.25cm" svg:x2="4.124cm" svg:y2="16.249cm" draw:start-shape="id5" draw:start-glue-point="4" draw:end-shape="id6" draw:end-glue-point="8" svg:d="m15374 17250-11250-1001">
          <text:p/>
        </draw:connector>
        <draw:connector draw:style-name="gr3" draw:text-style-name="P1" draw:layer="layout" draw:type="line" svg:x1="15.374cm" svg:y1="17.25cm" svg:x2="6.62cm" svg:y2="16.249cm" draw:start-shape="id5" draw:start-glue-point="4" draw:end-shape="id7" draw:end-glue-point="8" svg:d="m15374 17250-8754-1001">
          <text:p/>
        </draw:connector>
        <draw:connector draw:style-name="gr3" draw:text-style-name="P1" draw:layer="layout" draw:type="line" svg:x1="15.374cm" svg:y1="17.25cm" svg:x2="9.124cm" svg:y2="16.249cm" draw:start-shape="id5" draw:start-glue-point="4" draw:end-shape="id8" draw:end-glue-point="8" svg:d="m15374 17250-6250-1001">
          <text:p/>
        </draw:connector>
        <draw:connector draw:style-name="gr3" draw:text-style-name="P1" draw:layer="layout" draw:type="line" svg:x1="15.374cm" svg:y1="17.25cm" svg:x2="11.624cm" svg:y2="16.249cm" draw:start-shape="id5" draw:start-glue-point="4" draw:end-shape="id9" draw:end-glue-point="8" svg:d="m15374 17250-3750-1001">
          <text:p/>
        </draw:connector>
        <draw:connector draw:style-name="gr3" draw:text-style-name="P1" draw:layer="layout" draw:type="line" svg:x1="15.374cm" svg:y1="17.25cm" svg:x2="14.034cm" svg:y2="16.291cm" draw:start-shape="id5" draw:start-glue-point="4" draw:end-shape="id10" draw:end-glue-point="8" svg:d="m15374 17250-1340-959">
          <text:p/>
        </draw:connector>
        <draw:connector draw:style-name="gr3" draw:text-style-name="P1" draw:layer="layout" draw:type="line" svg:x1="15.374cm" svg:y1="17.25cm" svg:x2="15.375cm" svg:y2="14cm" draw:start-shape="id5" draw:start-glue-point="4" draw:end-shape="id11" svg:d="m15374 17250 1-3250">
          <text:p/>
        </draw:connector>
        <draw:connector draw:style-name="gr3" draw:text-style-name="P1" draw:layer="layout" draw:type="line" svg:x1="15.374cm" svg:y1="17.25cm" svg:x2="16.624cm" svg:y2="16.249cm" draw:start-shape="id5" draw:start-glue-point="4" draw:end-shape="id12" draw:end-glue-point="8" svg:d="m15374 17250 1250-1001">
          <text:p/>
        </draw:connector>
        <draw:connector draw:style-name="gr3" draw:text-style-name="P1" draw:layer="layout" draw:type="line" svg:x1="15.374cm" svg:y1="17.25cm" svg:x2="19.12cm" svg:y2="16.249cm" draw:start-shape="id5" draw:start-glue-point="4" draw:end-shape="id13" draw:end-glue-point="8" svg:d="m15374 17250 3746-1001">
          <text:p/>
        </draw:connector>
        <draw:connector draw:style-name="gr3" draw:text-style-name="P1" draw:layer="layout" draw:type="line" svg:x1="15.374cm" svg:y1="17.25cm" svg:x2="21.624cm" svg:y2="16.249cm" draw:start-shape="id5" draw:start-glue-point="4" draw:end-shape="id14" draw:end-glue-point="8" svg:d="m15374 17250 6250-1001">
          <text:p/>
        </draw:connector>
        <draw:connector draw:style-name="gr3" draw:text-style-name="P1" draw:layer="layout" draw:type="line" svg:x1="15.374cm" svg:y1="17.25cm" svg:x2="24.124cm" svg:y2="16.249cm" draw:start-shape="id5" draw:start-glue-point="4" draw:end-shape="id15" draw:end-glue-point="8" svg:d="m15374 17250 8750-1001">
          <text:p/>
        </draw:connector>
        <draw:connector draw:style-name="gr3" draw:text-style-name="P1" draw:layer="layout" draw:type="line" svg:x1="15.374cm" svg:y1="17.25cm" svg:x2="26.624cm" svg:y2="16.249cm" draw:start-shape="id5" draw:start-glue-point="4" draw:end-shape="id16" draw:end-glue-point="8" svg:d="m15374 17250 11250-1001">
          <text:p/>
        </draw:connector>
        <draw:connector draw:style-name="gr3" draw:text-style-name="P1" draw:layer="layout" draw:type="line" svg:x1="4.124cm" svg:y1="15cm" svg:x2="15.374cm" svg:y2="13.999cm" draw:start-shape="id6" draw:start-glue-point="4" draw:end-shape="id11" draw:end-glue-point="8" svg:d="m4124 15000 11250-1001">
          <text:p/>
        </draw:connector>
        <draw:connector draw:style-name="gr3" draw:text-style-name="P1" draw:layer="layout" draw:type="line" svg:x1="6.62cm" svg:y1="15cm" svg:x2="15.374cm" svg:y2="13.999cm" draw:start-shape="id7" draw:start-glue-point="4" draw:end-shape="id11" draw:end-glue-point="8" svg:d="m6620 15000 8754-1001">
          <text:p/>
        </draw:connector>
        <draw:connector draw:style-name="gr3" draw:text-style-name="P1" draw:layer="layout" draw:type="line" svg:x1="9.124cm" svg:y1="15cm" svg:x2="15.374cm" svg:y2="13.999cm" draw:start-shape="id8" draw:start-glue-point="4" draw:end-shape="id11" draw:end-glue-point="8" svg:d="m9124 15000 6250-1001">
          <text:p/>
        </draw:connector>
        <draw:connector draw:style-name="gr3" draw:text-style-name="P1" draw:layer="layout" draw:type="line" svg:x1="11.624cm" svg:y1="15cm" svg:x2="15.374cm" svg:y2="13.999cm" draw:start-shape="id9" draw:start-glue-point="4" draw:end-shape="id11" draw:end-glue-point="8" svg:d="m11624 15000 3750-1001">
          <text:p/>
        </draw:connector>
        <draw:connector draw:style-name="gr3" draw:text-style-name="P1" draw:layer="layout" draw:type="line" svg:x1="14.034cm" svg:y1="15.042cm" svg:x2="15.374cm" svg:y2="13.999cm" draw:start-shape="id10" draw:start-glue-point="4" draw:end-shape="id11" draw:end-glue-point="8" svg:d="m14034 15042 1340-1043">
          <text:p/>
        </draw:connector>
        <draw:connector draw:style-name="gr3" draw:text-style-name="P1" draw:layer="layout" draw:type="line" svg:x1="16.624cm" svg:y1="15cm" svg:x2="15.374cm" svg:y2="13.999cm" draw:start-shape="id12" draw:start-glue-point="4" draw:end-shape="id11" draw:end-glue-point="8" svg:d="m16624 15000-1250-1001">
          <text:p/>
        </draw:connector>
        <draw:connector draw:style-name="gr3" draw:text-style-name="P1" draw:layer="layout" draw:type="line" svg:x1="19.12cm" svg:y1="15cm" svg:x2="15.374cm" svg:y2="13.999cm" draw:start-shape="id13" draw:start-glue-point="4" draw:end-shape="id11" draw:end-glue-point="8" svg:d="m19120 15000-3746-1001">
          <text:p/>
        </draw:connector>
        <draw:connector draw:style-name="gr3" draw:text-style-name="P1" draw:layer="layout" draw:type="line" svg:x1="21.624cm" svg:y1="15cm" svg:x2="15.374cm" svg:y2="13.999cm" draw:start-shape="id14" draw:start-glue-point="4" draw:end-shape="id11" draw:end-glue-point="8" svg:d="m21624 15000-6250-1001">
          <text:p/>
        </draw:connector>
        <draw:connector draw:style-name="gr3" draw:text-style-name="P1" draw:layer="layout" draw:type="line" svg:x1="24.124cm" svg:y1="15cm" svg:x2="15.374cm" svg:y2="13.999cm" draw:start-shape="id15" draw:start-glue-point="4" draw:end-shape="id11" draw:end-glue-point="8" svg:d="m24124 15000-8750-1001">
          <text:p/>
        </draw:connector>
        <draw:connector draw:style-name="gr3" draw:text-style-name="P1" draw:layer="layout" draw:type="line" svg:x1="26.624cm" svg:y1="15cm" svg:x2="15.374cm" svg:y2="13.999cm" draw:start-shape="id16" draw:start-glue-point="4" draw:end-shape="id11" draw:end-glue-point="8" svg:d="m26624 15000-11250-1001">
          <text:p/>
        </draw:connecto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29T23:31:42</meta:creation-date>
    <meta:editing-duration>PT01H08M35S</meta:editing-duration>
    <meta:editing-cycles>3</meta:editing-cycles>
    <dc:date>2009-12-30T00:40:14</dc:date>
    <meta:generator>OpenOffice.org/3.1$Linux OpenOffice.org_project/310m19$Build-9420</meta:generator>
    <meta:document-statistic meta:object-count="86"/>
  </office:meta>
</office:document-meta>
</file>